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f425" officeooo:paragraph-rsid="0009f425"/>
    </style:style>
    <style:style style:name="P2" style:family="paragraph" style:parent-style-name="Standard">
      <style:text-properties officeooo:rsid="0009f425" officeooo:paragraph-rsid="0009f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9music！</text:p>
      <text:p text:style-name="P1">!!!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5T14:08:23.425000000</dc:date>
    <meta:editing-duration>PT19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" meta:word-count="3" meta:character-count="13" meta:non-whitespace-character-count="13"/>
  </office:meta>
</office:document-meta>
</file>